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1.38cm" fo:min-width="2.468cm" fo:padding-top="0.165cm" fo:padding-bottom="0.165cm" fo:padding-left="0.29cm" fo:padding-right="0.29cm"/>
    </style:style>
    <style:style style:name="gr5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38cm" fo:min-width="2.468cm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cm" fo:min-width="0.85cm"/>
    </style:style>
    <style:style style:name="gr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35cm" svg:stroke-color="#ffffff" draw:marker-start-width="0.252cm" draw:marker-end-width="0.252cm" svg:stroke-opacity="0%" draw:fill-color="#ffffff" draw:opacity="0%" draw:textarea-horizontal-align="justify" draw:textarea-vertical-align="middle" draw:auto-grow-height="false" fo:min-height="0.855cm" fo:min-width="0.7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13cm" fo:min-width="1.519cm" fo:padding-top="0.165cm" fo:padding-bottom="0.165cm" fo:padding-left="0.29cm" fo:padding-right="0.29cm"/>
    </style:style>
    <style:style style:name="gr10" style:family="graphic" style:parent-style-name="standard">
      <style:graphic-properties svg:stroke-width="0.035cm" svg:stroke-color="#ffffff" draw:marker-start-width="0.252cm" draw:marker-end-width="0.252cm" svg:stroke-opacity="0%" draw:fill-color="#ffffff" draw:opacity="0%" draw:textarea-horizontal-align="justify" draw:textarea-vertical-align="middle" draw:auto-grow-height="false" fo:min-height="0.478cm" fo:min-width="0.101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006cm" fo:padding-top="0.142cm" fo:padding-bottom="0.142cm" fo:padding-left="0.267cm" fo:padding-right="0.267cm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ff" draw:opacity="0%"/>
      <style:paragraph-properties fo:text-align="center"/>
      <style:text-properties fo:font-size="10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-color="#ffffff" draw:opacity="0%"/>
      <style:paragraph-properties fo:text-align="center"/>
      <style:text-properties fo:font-size="10pt" style:text-underline-style="solid" style:text-underline-width="auto" style:text-underline-color="font-color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2.181cm" svg:height="1.143cm" svg:x="9.427cm" svg:y="1.435cm">
            <text:p text:style-name="P1"><text:span text:style-name="T1">Member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" draw:id="id2" draw:layer="layout" svg:width="2.099cm" svg:height="1.143cm" svg:x="12.324cm" svg:y="1.435cm">
            <text:p text:style-name="P1"><text:span text:style-name="T1">Syste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2" xml:id="id3" draw:id="id3" draw:layer="layout" svg:width="2.181cm" svg:height="1.143cm" svg:x="15.08cm" svg:y="1.435cm">
            <text:p text:style-name="P1"><text:span text:style-name="T1">Property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" draw:id="id4" draw:layer="layout" svg:width="2.099cm" svg:height="1.143cm" svg:x="17.951cm" svg:y="1.435cm">
            <text:p text:style-name="P1"><text:span text:style-name="T1">Sewerag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3" draw:text-style-name="P3" draw:layer="layout" draw:type="line" svg:x1="11.609cm" svg:y1="2.007cm" svg:x2="12.325cm" svg:y2="2.006cm" draw:start-shape="id1" draw:start-glue-point="6" draw:end-shape="id2" draw:end-glue-point="3" svg:d="M11609 2007l716-1" svg:viewBox="0 0 717 2">
            <text:p/>
          </draw:connector>
          <draw:connector draw:style-name="gr3" draw:text-style-name="P3" draw:layer="layout" draw:type="line" svg:x1="14.424cm" svg:y1="2.006cm" svg:x2="15.081cm" svg:y2="2.007cm" draw:start-shape="id2" draw:start-glue-point="1" draw:end-shape="id3" draw:end-glue-point="10" svg:d="M14424 2006l657 1" svg:viewBox="0 0 658 2">
            <text:p/>
          </draw:connector>
          <draw:connector draw:style-name="gr3" draw:text-style-name="P3" draw:layer="layout" draw:type="line" svg:x1="17.262cm" svg:y1="2.007cm" svg:x2="17.952cm" svg:y2="2.006cm" draw:start-shape="id3" draw:start-glue-point="6" draw:end-shape="id4" draw:end-glue-point="3" svg:d="M17262 2007l690-1" svg:viewBox="0 0 691 2">
            <text:p/>
          </draw:connector>
          <draw:line draw:style-name="gr3" draw:text-style-name="P3" draw:layer="layout" svg:x1="8.895cm" svg:y1="3.721cm" svg:x2="10.673cm" svg:y2="2.578cm">
            <text:p/>
          </draw:line>
          <draw:custom-shape draw:style-name="gr4" draw:text-style-name="P2" draw:layer="layout" svg:width="3.048cm" svg:height="1.71cm" svg:x="7.39cm" svg:y="3.735cm">
            <text:p text:style-name="P1"><text:span text:style-name="T1">Distribution</text:span></text:p>
            <text:p text:style-name="P1"><text:span text:style-name="T1">Chamber</text:span></text:p>
            <text:p text:style-name="P1"><text:span text:style-name="T1">Ele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2" draw:layer="layout" svg:width="3.048cm" svg:height="1.71cm" svg:x="10.79cm" svg:y="3.735cm">
            <text:p text:style-name="P1"><text:span text:style-name="T1">Distribution</text:span></text:p>
            <text:p text:style-name="P1"><text:span text:style-name="T1">Chamber</text:span></text:p>
            <text:p text:style-name="P1"><text:span text:style-name="T1">Ele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13.779cm" svg:y1="4.556cm" svg:x2="14.719cm" svg:y2="4.556cm">
            <text:p/>
          </draw:line>
          <draw:line draw:style-name="gr3" draw:text-style-name="P3" draw:layer="layout" svg:x1="7.35cm" svg:y1="4.556cm" svg:x2="6.464cm" svg:y2="4.556cm">
            <text:p/>
          </draw:line>
          <draw:custom-shape draw:style-name="gr1" draw:text-style-name="P2" draw:layer="layout" svg:width="2.181cm" svg:height="1.143cm" svg:x="14.681cm" svg:y="4.035cm">
            <text:p text:style-name="P1"><text:span text:style-name="T1">Nam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6.879cm" svg:y1="4.556cm" svg:x2="17.767cm" svg:y2="4.556cm">
            <text:p/>
          </draw:line>
          <draw:custom-shape draw:style-name="gr2" draw:text-style-name="P2" draw:layer="layout" svg:width="2.099cm" svg:height="1.143cm" svg:x="17.752cm" svg:y="4.035cm">
            <text:p text:style-name="P1"><text:span text:style-name="T1">Manhol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2" draw:layer="layout" svg:width="2.181cm" svg:height="1.143cm" svg:x="4.282cm" svg:y="4.035cm">
            <text:p text:style-name="P1"><text:span text:style-name="T1">Nam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4.303cm" svg:y1="4.556cm" svg:x2="3.465cm" svg:y2="4.556cm">
            <text:p/>
          </draw:line>
          <draw:custom-shape draw:style-name="gr2" draw:text-style-name="P2" draw:layer="layout" svg:width="2.099cm" svg:height="1.143cm" svg:x="1.353cm" svg:y="4.035cm">
            <text:p text:style-name="P1"><text:span text:style-name="T1">Manhol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12.241cm" svg:y1="3.694cm" svg:x2="10.59cm" svg:y2="2.551cm">
            <text:p/>
          </draw:line>
          <draw:custom-shape draw:style-name="gr5" draw:text-style-name="P2" draw:layer="layout" svg:width="3.048cm" svg:height="1.71cm" svg:x="8.99cm" svg:y="8.935cm">
            <text:p text:style-name="P1"><text:span text:style-name="T1">Pipe Seg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4" draw:layer="layout" svg:width="2.7cm" svg:height="2.1cm" svg:x="9.179cm" svg:y="6.207cm">
            <text:p text:style-name="P1"><text:span text:style-name="T2">Connecte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3" draw:layer="layout" svg:x1="8.874cm" svg:y1="5.445cm" svg:x2="10.525cm" svg:y2="6.207cm">
            <text:p/>
          </draw:line>
          <draw:line draw:style-name="gr3" draw:text-style-name="P3" draw:layer="layout" svg:x1="12.303cm" svg:y1="5.445cm" svg:x2="10.525cm" svg:y2="6.207cm">
            <text:p/>
          </draw:line>
          <draw:line draw:style-name="gr3" draw:text-style-name="P3" draw:layer="layout" svg:x1="10.525cm" svg:y1="8.29cm" svg:x2="10.525cm" svg:y2="8.925cm">
            <text:p/>
          </draw:line>
          <draw:line draw:style-name="gr3" draw:text-style-name="P3" draw:layer="layout" svg:x1="12.049cm" svg:y1="9.763cm" svg:x2="13.065cm" svg:y2="9.763cm">
            <text:p/>
          </draw:line>
          <draw:custom-shape draw:style-name="gr1" draw:text-style-name="P2" draw:layer="layout" svg:width="2.181cm" svg:height="1.143cm" svg:x="13.082cm" svg:y="9.235cm">
            <text:p text:style-name="P1"><text:span text:style-name="T1">Diameter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5.249cm" svg:y1="9.763cm" svg:x2="16.265cm" svg:y2="9.763cm">
            <text:p/>
          </draw:line>
          <draw:custom-shape draw:style-name="gr2" draw:text-style-name="P2" draw:layer="layout" svg:width="2.099cm" svg:height="1.143cm" svg:x="16.253cm" svg:y="9.179cm">
            <text:p text:style-name="P1"><text:span text:style-name="T1">&gt;= 200m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10.525cm" svg:y1="10.652cm" svg:x2="10.525cm" svg:y2="11.287cm">
            <text:p/>
          </draw:line>
          <draw:custom-shape draw:style-name="gr1" draw:text-style-name="P2" draw:layer="layout" svg:width="2.181cm" svg:height="1.143cm" svg:x="9.43cm" svg:y="11.287cm">
            <text:p text:style-name="P1"><text:span text:style-name="T1">Descrip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0.525cm" svg:y1="12.452cm" svg:x2="10.525cm" svg:y2="13.087cm">
            <text:p/>
          </draw:line>
          <draw:custom-shape draw:style-name="gr2" draw:text-style-name="P2" draw:layer="layout" svg:width="2.099cm" svg:height="1.143cm" svg:x="9.506cm" svg:y="13.116cm">
            <text:p text:style-name="P1"><text:span text:style-name="T1">Sewer</text:span></text:p>
            <text:p text:style-name="P1"><text:span text:style-name="T1">Connectio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8.951cm" svg:y1="9.756cm" svg:x2="8.065cm" svg:y2="9.756cm">
            <text:p/>
          </draw:line>
          <draw:custom-shape draw:style-name="gr6" draw:text-style-name="P4" draw:layer="layout" svg:width="2.7cm" svg:height="2.1cm" svg:x="5.48cm" svg:y="8.708cm">
            <text:p text:style-name="P1"><text:span text:style-name="T2">checkMaterial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3" draw:layer="layout" svg:x1="6.825cm" svg:y1="10.79cm" svg:x2="6.825cm" svg:y2="11.425cm">
            <text:p/>
          </draw:line>
          <draw:custom-shape draw:style-name="gr1" draw:text-style-name="P2" draw:layer="layout" svg:width="2.181cm" svg:height="1.143cm" svg:x="5.731cm" svg:y="11.387cm">
            <text:p text:style-name="P1"><text:span text:style-name="T1">Material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6.825cm" svg:y1="12.49cm" svg:x2="6.825cm" svg:y2="13.125cm">
            <text:p/>
          </draw:line>
          <draw:custom-shape draw:style-name="gr2" draw:text-style-name="P2" draw:layer="layout" svg:width="2.099cm" svg:height="1.143cm" svg:x="5.807cm" svg:y="13.116cm">
            <text:p text:style-name="P1"><text:span text:style-name="T1">PVC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line draw:style-name="gr7" draw:text-style-name="P3" draw:layer="layout" svg:x1="5.689cm" svg:y1="12.724cm" svg:x2="6.109cm" svg:y2="12.724cm">
            <text:p/>
          </draw:line>
          <draw:line draw:style-name="gr7" draw:text-style-name="P3" draw:layer="layout" svg:x1="6.108cm" svg:y1="12.724cm" svg:x2="6.108cm" svg:y2="12.998cm">
            <text:p/>
          </draw:line>
          <draw:custom-shape draw:style-name="gr8" draw:text-style-name="P5" draw:layer="layout" svg:width="1.234cm" svg:height="1.139cm" svg:x="4.429cm" svg:y="12.176cm">
            <text:p text:style-name="P1"><text:span text:style-name="T1">(NOT)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g>
          <draw:custom-shape draw:style-name="gr1" draw:text-style-name="P2" xml:id="id6" draw:id="id6" draw:layer="layout" svg:width="2.181cm" svg:height="1.143cm" svg:x="6.145cm" svg:y="1.539cm">
            <text:p text:style-name="P1"><text:span text:style-name="T1">Member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7" draw:id="id7" draw:layer="layout" svg:width="2.099cm" svg:height="1.143cm" svg:x="9.342cm" svg:y="1.539cm">
            <text:p text:style-name="P1"><text:span text:style-name="T1">Syste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2" xml:id="id8" draw:id="id8" draw:layer="layout" svg:width="2.181cm" svg:height="1.143cm" svg:x="12.898cm" svg:y="1.539cm">
            <text:p text:style-name="P1"><text:span text:style-name="T1">Property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9" draw:id="id9" draw:layer="layout" svg:width="2.099cm" svg:height="1.143cm" svg:x="16.169cm" svg:y="1.539cm">
            <text:p text:style-name="P1"><text:span text:style-name="T1">Sewerag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3" draw:text-style-name="P3" draw:layer="layout" draw:type="line" svg:x1="5.593cm" svg:y1="3.739cm" svg:x2="7.237cm" svg:y2="2.682cm" draw:start-shape="id5" draw:start-glue-point="0" draw:end-shape="id6" draw:end-glue-point="8" svg:d="M5593 3739l1644-1057" svg:viewBox="0 0 1645 1058">
            <text:p/>
          </draw:connector>
          <draw:connector draw:style-name="gr3" draw:text-style-name="P3" draw:layer="layout" draw:type="line" svg:x1="8.327cm" svg:y1="2.111cm" svg:x2="9.343cm" svg:y2="2.11cm" draw:start-shape="id6" draw:start-glue-point="6" draw:end-shape="id7" draw:end-glue-point="3" svg:d="M8327 2111l1016-1" svg:viewBox="0 0 1017 2">
            <text:p/>
          </draw:connector>
          <draw:connector draw:style-name="gr3" draw:text-style-name="P3" draw:layer="layout" draw:type="line" svg:x1="11.442cm" svg:y1="2.11cm" svg:x2="12.899cm" svg:y2="2.111cm" draw:start-shape="id7" draw:start-glue-point="1" draw:end-shape="id8" draw:end-glue-point="10" svg:d="M11442 2110l1457 1" svg:viewBox="0 0 1458 2">
            <text:p/>
          </draw:connector>
          <draw:connector draw:style-name="gr3" draw:text-style-name="P3" draw:layer="layout" draw:type="line" svg:x1="15.08cm" svg:y1="2.111cm" svg:x2="16.17cm" svg:y2="2.11cm" draw:start-shape="id8" draw:start-glue-point="6" draw:end-shape="id9" draw:end-glue-point="3" svg:d="M15080 2111l1090-1" svg:viewBox="0 0 1091 2">
            <text:p/>
          </draw:connector>
          <draw:connector draw:style-name="gr3" draw:text-style-name="P3" draw:layer="layout" draw:type="line" svg:x1="8.694cm" svg:y1="3.739cm" svg:x2="7.237cm" svg:y2="2.683cm" draw:start-shape="id10" draw:start-glue-point="0" svg:d="M8694 3739l-1457-1056" svg:viewBox="0 0 1458 1057">
            <text:p/>
          </draw:connector>
          <draw:custom-shape draw:style-name="gr9" draw:text-style-name="P2" xml:id="id5" draw:id="id5" draw:layer="layout" svg:width="2.099cm" svg:height="1.143cm" svg:x="4.543cm" svg:y="3.739cm">
            <text:p text:style-name="P1"><text:span text:style-name="T1">PipeFitting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" draw:text-style-name="P7" xml:id="id10" draw:id="id10" draw:layer="layout" svg:width="2.099cm" svg:height="1.143cm" svg:x="7.644cm" svg:y="3.739cm">
            <text:p text:style-name="P6"><text:span text:style-name="T3">Distribution</text:span></text:p>
            <text:p text:style-name="P6"><text:span text:style-name="T3">Chamber</text:span></text:p>
            <text:p text:style-name="P6"><text:span text:style-name="T3">Ele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5.519cm" svg:y1="4.937cm" svg:x2="6.789cm" svg:y2="6.08cm">
            <text:p/>
          </draw:line>
          <draw:line draw:style-name="gr3" draw:text-style-name="P3" draw:layer="layout" svg:x1="5.519cm" svg:y1="4.937cm" svg:x2="4.122cm" svg:y2="5.953cm">
            <text:p/>
          </draw:line>
          <draw:line draw:style-name="gr3" draw:text-style-name="P3" draw:layer="layout" svg:x1="3.741cm" svg:y1="7.096cm" svg:x2="3.741cm" svg:y2="8.112cm">
            <text:p/>
          </draw:line>
          <draw:line draw:style-name="gr3" draw:text-style-name="P3" draw:layer="layout" svg:x1="6.845cm" svg:y1="7.223cm" svg:x2="6.841cm" svg:y2="8.112cm">
            <text:p/>
          </draw:line>
          <draw:custom-shape draw:style-name="gr2" draw:text-style-name="P2" draw:layer="layout" svg:width="2.099cm" svg:height="1.143cm" svg:x="2.597cm" svg:y="8.112cm">
            <text:p text:style-name="P1"><text:span text:style-name="T1">Y Junctio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draw:layer="layout" svg:width="2.099cm" svg:height="1.143cm" svg:x="5.798cm" svg:y="8.112cm">
            <text:p text:style-name="P1"><text:span text:style-name="T1">Raised</text:span></text:p>
            <text:p text:style-name="P1"><text:span text:style-name="T1">Junctio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" draw:text-style-name="P8" draw:layer="layout" svg:width="0.635cm" svg:height="0.762cm" svg:x="5.069cm" svg:y="5.467cm">
            <text:p text:style-name="P1"><text:span text:style-name="T4">AND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draw:layer="layout" svg:width="2.099cm" svg:height="1.143cm" svg:x="10.043cm" svg:y="8.339cm">
            <text:p text:style-name="P1"><text:span text:style-name="T1">Pipe</text:span></text:p>
            <text:p text:style-name="P1"><text:span text:style-name="T1">Seg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draw:layer="layout" svg:width="2.099cm" svg:height="1.143cm" svg:x="11.544cm" svg:y="3.739cm">
            <text:p text:style-name="P1"><text:span text:style-name="T1">Pipe</text:span></text:p>
            <text:p text:style-name="P1"><text:span text:style-name="T1">Seg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8.49cm" svg:y1="4.937cm" svg:x2="11.087cm" svg:y2="5.572cm">
            <text:p/>
          </draw:line>
          <draw:line draw:style-name="gr3" draw:text-style-name="P3" draw:layer="layout" svg:x1="12.357cm" svg:y1="4.886cm" svg:x2="11.087cm" svg:y2="5.572cm">
            <text:p/>
          </draw:line>
          <draw:line draw:style-name="gr3" draw:text-style-name="P3" draw:layer="layout" svg:x1="11.122cm" svg:y1="7.704cm" svg:x2="11.122cm" svg:y2="8.339cm">
            <text:p/>
          </draw:line>
          <draw:line draw:style-name="gr3" draw:text-style-name="P3" draw:layer="layout" svg:x1="13.627cm" svg:y1="4.429cm" svg:x2="14.586cm" svg:y2="4.429cm">
            <text:p/>
          </draw:line>
          <draw:custom-shape draw:style-name="gr11" draw:text-style-name="P2" draw:layer="layout" svg:width="2.54cm" svg:height="1.27cm" svg:x="14.586cm" svg:y="3.794cm">
            <text:p text:style-name="P1"><text:span text:style-name="T1">Descrip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7.132cm" svg:y1="4.429cm" svg:x2="18.123cm" svg:y2="4.429cm">
            <text:p/>
          </draw:line>
          <draw:custom-shape draw:style-name="gr2" draw:text-style-name="P2" draw:layer="layout" svg:width="2.099cm" svg:height="1.143cm" svg:x="18.07cm" svg:y="3.839cm">
            <text:p text:style-name="P1"><text:span text:style-name="T1">Public</text:span></text:p>
            <text:p text:style-name="P1"><text:span text:style-name="T1">Sewer Lin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11.122cm" svg:y1="9.504cm" svg:x2="11.122cm" svg:y2="10.139cm">
            <text:p/>
          </draw:line>
          <draw:custom-shape draw:style-name="gr11" draw:text-style-name="P2" draw:layer="layout" svg:width="2.54cm" svg:height="1.27cm" svg:x="9.886cm" svg:y="10.194cm">
            <text:p text:style-name="P1"><text:span text:style-name="T1">Descrip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1.122cm" svg:y1="11.504cm" svg:x2="11.122cm" svg:y2="12.139cm">
            <text:p/>
          </draw:line>
          <draw:custom-shape draw:style-name="gr2" draw:text-style-name="P2" draw:layer="layout" svg:width="2.099cm" svg:height="1.143cm" svg:x="10.071cm" svg:y="12.139cm">
            <text:p text:style-name="P1"><text:span text:style-name="T1">Sewer</text:span></text:p>
            <text:p text:style-name="P1"><text:span text:style-name="T1">Connectio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2" draw:text-style-name="P3" draw:layer="layout" svg:x1="8.496cm" svg:y1="4.937cm" svg:x2="8.496cm" svg:y2="10.398cm">
            <text:p/>
          </draw:line>
          <draw:line draw:style-name="gr3" draw:text-style-name="P3" draw:layer="layout" svg:x1="8.496cm" svg:y1="10.417cm" svg:x2="6.972cm" svg:y2="10.417cm">
            <text:p/>
          </draw:line>
          <draw:custom-shape draw:style-name="gr11" draw:text-style-name="P2" draw:layer="layout" svg:width="2.54cm" svg:height="1.27cm" svg:x="4.459cm" svg:y="9.77cm">
            <text:p text:style-name="P1"><text:span text:style-name="T1">Nam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.099cm" svg:height="1.143cm" svg:x="1.598cm" svg:y="9.812cm">
            <text:p text:style-name="P1"><text:span text:style-name="T1">Inspection</text:span></text:p>
            <text:p text:style-name="P1"><text:span text:style-name="T1">Chamb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12.357cm" svg:y1="4.886cm" svg:x2="14.389cm" svg:y2="5.953cm">
            <text:p/>
          </draw:line>
          <draw:custom-shape draw:style-name="gr11" draw:text-style-name="P2" draw:layer="layout" svg:width="2.54cm" svg:height="1.27cm" svg:x="14.386cm" svg:y="5.494cm">
            <text:p text:style-name="P1"><text:span text:style-name="T1">Diameter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6.897cm" svg:y1="6.129cm" svg:x2="17.786cm" svg:y2="6.129cm">
            <text:p/>
          </draw:line>
          <draw:custom-shape draw:style-name="gr2" draw:text-style-name="P2" draw:layer="layout" svg:width="2.099cm" svg:height="1.143cm" svg:x="17.771cm" svg:y="5.539cm">
            <text:p text:style-name="P1"><text:span text:style-name="T1">= 150 m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2" draw:layer="layout" svg:width="2.54cm" svg:height="1.27cm" svg:x="12.987cm" svg:y="8.194cm">
            <text:p text:style-name="P1"><text:span text:style-name="T1">Diameter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5.498cm" svg:y1="8.829cm" svg:x2="16.387cm" svg:y2="8.829cm">
            <text:p/>
          </draw:line>
          <draw:custom-shape draw:style-name="gr2" draw:text-style-name="P2" draw:layer="layout" svg:width="2.099cm" svg:height="1.143cm" svg:x="16.372cm" svg:y="8.239cm">
            <text:p text:style-name="P1"><text:span text:style-name="T1">= 150 m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" draw:text-style-name="P3" draw:layer="layout" svg:x1="12.098cm" svg:y1="8.829cm" svg:x2="12.987cm" svg:y2="8.829cm">
            <text:p/>
          </draw:line>
          <draw:custom-shape draw:style-name="gr1" draw:text-style-name="P2" draw:layer="layout" svg:width="2.181cm" svg:height="1.143cm" svg:x="5.699cm" svg:y="6.139cm">
            <text:p text:style-name="P1"><text:span text:style-name="T1">Nam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2.181cm" svg:height="1.143cm" svg:x="2.7cm" svg:y="6.039cm">
            <text:p text:style-name="P1"><text:span text:style-name="T1">Nam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3" draw:layer="layout" svg:x1="4.483cm" svg:y1="10.398cm" svg:x2="3.721cm" svg:y2="10.398cm">
          <text:p/>
        </draw:line>
        <draw:custom-shape draw:style-name="gr6" draw:text-style-name="P4" draw:layer="layout" svg:width="2.7cm" svg:height="2.1cm" svg:x="9.754cm" svg:y="5.571cm">
          <text:p text:style-name="P1"><text:span text:style-name="T2">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3T13:10:20.019000000</meta:creation-date>
    <meta:editing-duration>PT14M21S</meta:editing-duration>
    <meta:editing-cycles>2</meta:editing-cycles>
    <meta:generator>LibreOffice/6.1.4.2$Windows_X86_64 LibreOffice_project/9d0f32d1f0b509096fd65e0d4bec26ddd1938fd3</meta:generator>
    <dc:date>2019-02-03T21:02:13.959000000</dc:date>
    <meta:document-statistic meta:object-count="91"/>
  </office:meta>
</office:document-meta>
</file>